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52cm" svg:height="4.978cm" svg:x="1.229cm" svg:y="3.1cm" svg:viewBox="0 0 3853 4979" svg:d="M1756 4224c632 33 1019-169 1258-337 91-75 351 608 274 655-181 111-556 396-1611 436s-1927-912-1611-2350 1322-2472 2185-2606 1452 368 1599 824c57 179-540 843-669 513-358-961-1311-694-1784-180-474 513-729 1071-762 1751-33 681 489 1261 1121 1294z">
          <text:p/>
        </draw:path>
        <draw:path draw:style-name="gr2" draw:text-style-name="P1" draw:layer="layout" svg:width="0.903cm" svg:height="0.66cm" draw:transform="skewX (0.00122173047639589) rotate (-2.15652882376419) translate (5.212706971542cm 4.00419549264575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6) rotate (-2.1556561591382) translate (4.97345731859439cm 7.043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3.848cm" svg:height="4.935cm" svg:x="4.834cm" svg:y="3.1cm" svg:viewBox="0 0 3849 4936" svg:d="M1825 4205c668-48 1113-266 1451-533 187-180 600 348 477 481-280 302-626 640-1839 771-1212 131-2169-858-1853-2296s1322-2472 2185-2606 1452 368 1599 824c57 179-540 843-669 513-358-961-1311-694-1784-180-474 513-729 1071-762 1751-33 681 528 1324 1195 1275z">
          <text:p/>
        </draw:path>
        <draw:path draw:style-name="gr2" draw:text-style-name="P1" draw:layer="layout" svg:width="0.903cm" svg:height="0.66cm" draw:transform="skewX (0.00122173047639599) rotate (-2.15652882376419) translate (8.812706971542cm 4.00419549264575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6) rotate (-2.1556561591382) translate (8.8974573185944cm 6.785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3:26.637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